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c8f1" officeooo:paragraph-rsid="0018c8f1"/>
    </style:style>
    <style:style style:name="P2" style:family="paragraph" style:parent-style-name="Standard">
      <style:text-properties officeooo:rsid="0018c8f1" officeooo:paragraph-rsid="001cd3f9"/>
    </style:style>
    <style:style style:name="P3" style:family="paragraph" style:parent-style-name="Standard">
      <style:text-properties officeooo:rsid="0018c8f1" officeooo:paragraph-rsid="0020b578"/>
    </style:style>
    <style:style style:name="P4" style:family="paragraph" style:parent-style-name="Standard">
      <style:text-properties officeooo:rsid="001aa0c8" officeooo:paragraph-rsid="001aa0c8"/>
    </style:style>
    <style:style style:name="P5" style:family="paragraph" style:parent-style-name="Standard">
      <style:text-properties officeooo:rsid="001aa0c8" officeooo:paragraph-rsid="0018c8f1"/>
    </style:style>
    <style:style style:name="P6" style:family="paragraph" style:parent-style-name="Standard">
      <style:text-properties officeooo:rsid="001cd3f9" officeooo:paragraph-rsid="001cd3f9"/>
    </style:style>
    <style:style style:name="P7" style:family="paragraph" style:parent-style-name="Standard">
      <style:text-properties officeooo:rsid="00207240" officeooo:paragraph-rsid="00207240"/>
    </style:style>
    <style:style style:name="P8" style:family="paragraph" style:parent-style-name="Standard">
      <style:text-properties officeooo:rsid="0020b578" officeooo:paragraph-rsid="0020b578"/>
    </style:style>
    <style:style style:name="P9" style:family="paragraph" style:parent-style-name="Standard">
      <style:text-properties officeooo:rsid="002b53c9" officeooo:paragraph-rsid="00207240"/>
    </style:style>
    <style:style style:name="P10" style:family="paragraph" style:parent-style-name="Standard">
      <style:text-properties officeooo:rsid="0018c8f1" officeooo:paragraph-rsid="002c3984"/>
    </style:style>
    <style:style style:name="T1" style:family="text">
      <style:text-properties officeooo:rsid="001b4392"/>
    </style:style>
    <style:style style:name="T2" style:family="text">
      <style:text-properties officeooo:rsid="0020b578"/>
    </style:style>
    <style:style style:name="T3" style:family="text">
      <style:text-properties officeooo:rsid="002b0858"/>
    </style:style>
    <style:style style:name="T4" style:family="text">
      <style:text-properties officeooo:rsid="002c398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TODO: arreglar tamaño de los textBox de las paguinas (las letras se ven cortadas)</text:p>
      <text:p text:style-name="P1"/>
      <text:p text:style-name="P1">#TODO: Permitir espacios en las descripciones de los productos <text:s/>(permitir espacios en los nombre o no?)</text:p>
      <text:p text:style-name="P1"/>
      <text:p text:style-name="P3">#TODO: A<text:span text:style-name="T2">lta producto no admite precio y medida con “,”</text:span></text:p>
      <text:p text:style-name="P8"/>
      <text:p text:style-name="P8">#TODO: Entrga de materiales debe especificar el tamaño del producto</text:p>
      <text:p text:style-name="P1"/>
      <text:p text:style-name="P1">#TODO: Arreglar tabulaciones en los listados de venta</text:p>
      <text:p text:style-name="P5"/>
      <text:p text:style-name="P2"><text:span text:style-name="T1">#TODO: en la venta falta agregar headers columnas de los dos lados</text:span></text:p>
      <text:p text:style-name="P6"/>
      <text:p text:style-name="P6">#TODO: descuento manual de stock, <text:span text:style-name="T3">terminar en la vista solamente.</text:span></text:p>
      <text:p text:style-name="P9"/>
      <text:p text:style-name="P7">#TODO: grafico en exel, imprimir pdf remitos, facturas, y listados</text:p>
      <text:p text:style-name="P4"/>
      <text:p text:style-name="P10">#TODO: <text:span text:style-name="T4">despues de cargar stock refrescar por js</text:span><text:span text:style-name="T4"> para qu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17:01</meta:creation-date>
    <dc:date>2013-09-07T19:33:46.031653185</dc:date>
    <meta:editing-duration>PT3H3M48S</meta:editing-duration>
    <meta:editing-cycles>14</meta:editing-cycles>
    <meta:generator>LibreOffice/4.1.1.2$Linux_X86_64 LibreOffice_project/410m0$Build-2</meta:generator>
    <meta:document-statistic meta:table-count="0" meta:image-count="0" meta:object-count="0" meta:page-count="1" meta:paragraph-count="9" meta:word-count="100" meta:character-count="613" meta:non-whitespace-character-count="520"/>
  </office:meta>
</office:document-meta>
</file>